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p-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-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c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ur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0:44:55.799993058</meta:creation-date>
    <dc:date>2024-06-15T11:31:13.670377746</dc:date>
    <meta:editing-duration>PT35M52S</meta:editing-duration>
    <meta:editing-cycles>1</meta:editing-cycles>
    <meta:document-statistic meta:table-count="1" meta:cell-count="43" meta:object-count="0"/>
    <meta:generator>LibreOffice/24.2.3.2$Linux_X86_64 LibreOffice_project/420$Build-2</meta:generator>
  </office:meta>
</office:document-meta>
</file>